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2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3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4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7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8" style:family="graphic" style:parent-style-name="objectwithoutfill">
      <style:graphic-properties draw:stroke="dash" draw:stroke-dash="Fine_20_Dashed" svg:stroke-width="0.028cm" draw:marker-start-width="0.242cm" draw:marker-end="Arrow" draw:marker-end-width="0.342cm" svg:stroke-opacity="100%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6.735cm" fo:min-width="10.803cm"/>
    </style:style>
    <style:style style:name="gr11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12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13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14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15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16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17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18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19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20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21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22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23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24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25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28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4.068cm" fo:min-width="16.391cm"/>
    </style:style>
    <style:style style:name="gr2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4.068cm" fo:min-width="11.184cm"/>
    </style:style>
    <style:style style:name="gr30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31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32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33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34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35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36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37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38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39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40" style:family="graphic" style:parent-style-name="standard">
      <style:graphic-properties draw:stroke="solid" draw:stroke-dash="Fine_20_Dashed" svg:stroke-color="#0000ff" draw:fill="none" draw:textarea-horizontal-align="justify" draw:textarea-vertical-align="middle" draw:auto-grow-height="false" fo:min-height="3.659cm" fo:min-width="16.26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6cm" fo:min-width="0cm"/>
    </style:style>
    <style:style style:name="gr42" style:family="graphic" style:parent-style-name="standard">
      <style:graphic-properties draw:stroke="solid" draw:stroke-dash="Fine_20_Dashed" svg:stroke-color="#009900" draw:fill="none" draw:textarea-horizontal-align="justify" draw:textarea-vertical-align="middle" draw:auto-grow-height="false" fo:min-height="3.56cm" fo:min-width="10.44cm"/>
    </style:style>
    <style:style style:name="gr43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44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45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46" style:family="graphic" style:parent-style-name="standard">
      <style:graphic-properties svg:stroke-color="#ff0000" draw:fill="none" draw:textarea-horizontal-align="justify" draw:textarea-vertical-align="middle" draw:auto-grow-height="false" fo:min-height="11.996cm" fo:min-width="4.834cm"/>
    </style:style>
    <style:style style:name="gr47" style:family="graphic" style:parent-style-name="standard">
      <style:graphic-properties draw:stroke="solid" svg:stroke-color="#ff6600" draw:fill="none" draw:textarea-horizontal-align="justify" draw:textarea-vertical-align="middle" draw:auto-grow-height="false" fo:min-height="3.306cm" fo:min-width="4.834cm"/>
    </style:style>
    <style:style style:name="gr4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9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50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51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52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53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54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55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56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57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58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59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60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61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62" style:family="graphic" style:parent-style-name="standard" style:list-style-name="L1">
      <style:graphic-properties draw:stroke="solid" svg:stroke-color="#000000" draw:fill="none" draw:fill-color="#ffffff" draw:textarea-vertical-align="middle" fo:min-height="2.393cm"/>
    </style:style>
    <style:style style:name="gr63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64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65" style:family="graphic" style:parent-style-name="standard">
      <style:graphic-properties draw:stroke="none" svg:stroke-color="#000000" draw:fill="none" draw:fill-color="#ffffff" fo:min-height="0.688cm"/>
    </style:style>
    <style:style style:name="gr66" style:family="graphic" style:parent-style-name="standard">
      <style:graphic-properties draw:stroke="none" svg:stroke-color="#000000" draw:fill="none" draw:fill-color="#ffffff" fo:min-height="0.534cm"/>
    </style:style>
    <style:style style:name="gr67" style:family="graphic" style:parent-style-name="standard">
      <style:graphic-properties draw:stroke="none" svg:stroke-color="#000000" draw:fill="none" draw:fill-color="#ffffff" fo:min-height="0.512cm"/>
    </style:style>
    <style:style style:name="gr68" style:family="graphic" style:parent-style-name="standard">
      <style:graphic-properties draw:stroke="none" svg:stroke-color="#000000" draw:fill="none" draw:fill-color="#ffffff" fo:min-height="0.583cm"/>
    </style:style>
    <style:style style:name="gr69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70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71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72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73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74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75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76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77" style:family="graphic" style:parent-style-name="standard" style:list-style-name="L1">
      <style:graphic-properties draw:stroke="solid" svg:stroke-color="#000000" draw:fill="none" draw:fill-color="#ffffff" draw:textarea-vertical-align="middle" fo:min-height="2.393cm"/>
    </style:style>
    <style:style style:name="gr78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79" style:family="graphic" style:parent-style-name="standard" style:list-style-name="L1">
      <style:graphic-properties draw:stroke="dash" draw:stroke-dash="Fine_20_Dashed" svg:stroke-color="#000000" draw:fill="none" draw:fill-color="#ffffff" draw:textarea-vertical-align="middle" fo:min-height="2.29cm"/>
    </style:style>
    <style:style style:name="gr80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81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82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83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84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85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86" style:family="graphic" style:parent-style-name="standard" style:list-style-name="L1">
      <style:graphic-properties draw:stroke="solid" svg:stroke-color="#000000" draw:fill="none" draw:fill-color="#ffffff" draw:textarea-vertical-align="middle" fo:min-height="2.393cm"/>
    </style:style>
    <style:style style:name="gr87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88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89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gr90" style:family="graphic" style:parent-style-name="standard" style:list-style-name="L1">
      <style:graphic-properties draw:stroke="solid" svg:stroke-color="#000000" draw:fill="none" draw:fill-color="#ffffff" draw:textarea-vertical-align="middle" fo:min-height="2.29cm"/>
    </style:style>
    <style:style style:name="P1" style:family="paragraph">
      <style:paragraph-properties fo:margin-left="0cm" fo:margin-right="0cm" fo:margin-top="0.1cm" fo:margin-bottom="0.1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byssinica SIL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byssinica SIL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byssinica SIL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="none" draw:fill-color="#ffffff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9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0" style:family="paragraph">
      <loext:graphic-properties draw:fill="none" draw:fill-color="#ffffff"/>
      <style:paragraph-properties fo:text-align="center"/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byssinica SIL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4" draw:id="id4" draw:layer="layout" svg:width="2.667cm" svg:height="2.54cm" svg:x="1.635cm" svg:y="1.227cm">
          <draw:text-box>
            <text:p text:style-name="P1"><text:span text:style-name="T1">ИЭ</text:span></text:p>
          </draw:text-box>
        </draw:frame>
        <draw:frame draw:style-name="gr2" draw:text-style-name="P2" xml:id="id2" draw:id="id2" draw:layer="layout" svg:width="2.54cm" svg:height="2.54cm" svg:x="5.572cm" svg:y="1.227cm">
          <draw:text-box>
            <text:p text:style-name="P1"><text:span text:style-name="T1">Дв</text:span></text:p>
          </draw:text-box>
        </draw:frame>
        <draw:frame draw:style-name="gr3" draw:text-style-name="P2" draw:layer="layout" svg:width="2.54cm" svg:height="2.54cm" svg:x="9.382cm" svg:y="1.227cm">
          <draw:text-box>
            <text:p text:style-name="P1"><text:span text:style-name="T1">Тр</text:span></text:p>
          </draw:text-box>
        </draw:frame>
        <draw:frame draw:style-name="gr4" draw:text-style-name="P2" xml:id="id5" draw:id="id5" draw:layer="layout" svg:width="2.54cm" svg:height="2.54cm" svg:x="13.192cm" svg:y="1.227cm">
          <draw:text-box>
            <text:p text:style-name="P1"><text:span text:style-name="T1">Ро</text:span></text:p>
          </draw:text-box>
        </draw:frame>
        <draw:line draw:style-name="gr5" draw:text-style-name="P3" draw:layer="layout" svg:x1="4.302cm" svg:y1="2.497cm" svg:x2="5.572cm" svg:y2="2.497cm">
          <text:p/>
        </draw:line>
        <draw:line draw:style-name="gr5" draw:text-style-name="P3" draw:layer="layout" svg:x1="8.112cm" svg:y1="2.497cm" svg:x2="9.382cm" svg:y2="2.497cm">
          <text:p/>
        </draw:line>
        <draw:line draw:style-name="gr5" draw:text-style-name="P3" draw:layer="layout" svg:x1="11.922cm" svg:y1="2.497cm" svg:x2="13.192cm" svg:y2="2.497cm">
          <text:p/>
        </draw:line>
        <draw:frame draw:style-name="gr6" draw:text-style-name="P2" xml:id="id7" draw:id="id7" draw:layer="layout" svg:width="2.54cm" svg:height="2.54cm" svg:x="17.002cm" svg:y="1.227cm">
          <draw:text-box>
            <text:p text:style-name="P1"><text:span text:style-name="T1">Из</text:span></text:p>
          </draw:text-box>
        </draw:frame>
        <draw:line draw:style-name="gr5" draw:text-style-name="P3" draw:layer="layout" svg:x1="15.732cm" svg:y1="2.497cm" svg:x2="17.002cm" svg:y2="2.497cm">
          <text:p/>
        </draw:line>
        <draw:frame draw:style-name="gr7" draw:text-style-name="P2" xml:id="id1" draw:id="id1" draw:layer="layout" svg:width="2.54cm" svg:height="2.54cm" svg:x="9.382cm" svg:y="4.529cm">
          <draw:text-box>
            <text:p text:style-name="P1"><text:span text:style-name="T1">ОУ</text:span></text:p>
          </draw:text-box>
        </draw:frame>
        <draw:connector draw:style-name="gr5" draw:text-style-name="P3" xml:id="id3" draw:id="id3" draw:layer="layout" svg:x1="9.382cm" svg:y1="5.799cm" svg:x2="6.842cm" svg:y2="3.767cm" draw:start-shape="id1" draw:start-glue-point="3" draw:end-shape="id2" draw:end-glue-point="2" svg:d="M9382 5799h-2540v-2032" svg:viewBox="0 0 2541 2033">
          <text:p/>
        </draw:connector>
        <draw:connector draw:style-name="gr8" draw:text-style-name="P3" draw:layer="layout" svg:x1="6.842cm" svg:y1="5.799cm" svg:x2="2.968cm" svg:y2="3.767cm" draw:start-shape="id3" draw:start-glue-point="0" draw:end-shape="id4" draw:end-glue-point="2" svg:d="M6842 5799h-3874v-2032" svg:viewBox="0 0 3875 2033">
          <text:p/>
        </draw:connector>
        <draw:connector draw:style-name="gr5" draw:text-style-name="P3" xml:id="id6" draw:id="id6" draw:layer="layout" svg:x1="11.922cm" svg:y1="5.799cm" svg:x2="14.462cm" svg:y2="3.767cm" draw:start-shape="id1" draw:start-glue-point="1" draw:end-shape="id5" draw:end-glue-point="2" svg:d="M11922 5799h2540v-2032" svg:viewBox="0 0 2541 2033">
          <text:p/>
        </draw:connector>
        <draw:connector draw:style-name="gr9" draw:text-style-name="P3" draw:layer="layout" svg:x1="14.462cm" svg:y1="5.799cm" svg:x2="18.272cm" svg:y2="3.767cm" draw:start-shape="id6" draw:start-glue-point="0" draw:end-shape="id7" draw:end-glue-point="2" svg:d="M14462 5799h3810v-2032" svg:viewBox="0 0 3811 2033">
          <text:p/>
        </draw:connector>
        <draw:custom-shape draw:style-name="gr10" draw:text-style-name="P3" draw:layer="layout" svg:width="11.303cm" svg:height="6.985cm" svg:x="4.937cm" svg:y="0.619cm">
          <text:p/>
          <draw:enhanced-geometry svg:viewBox="0 0 21600 21600" draw:type="rectangle" draw:enhanced-path="M 0 0 L 21600 0 21600 21600 0 21600 0 0 Z N"/>
        </draw:custom-shape>
        <draw:frame draw:style-name="gr11" draw:text-style-name="P4" xml:id="id11" draw:id="id11" draw:layer="layout" svg:width="2.667cm" svg:height="2.54cm" svg:x="2.27cm" svg:y="17.864cm">
          <draw:text-box>
            <text:p text:style-name="P1"><text:span text:style-name="T2">ИЭ1</text:span></text:p>
          </draw:text-box>
        </draw:frame>
        <draw:frame draw:style-name="gr12" draw:text-style-name="P2" xml:id="id9" draw:id="id9" draw:layer="layout" svg:width="2.54cm" svg:height="2.54cm" svg:x="6.207cm" svg:y="17.864cm">
          <draw:text-box>
            <text:p text:style-name="P1"><text:span text:style-name="T1">Дв</text:span></text:p>
          </draw:text-box>
        </draw:frame>
        <draw:frame draw:style-name="gr13" draw:text-style-name="P2" draw:layer="layout" svg:width="2.54cm" svg:height="2.54cm" svg:x="10.017cm" svg:y="17.864cm">
          <draw:text-box>
            <text:p text:style-name="P1"><text:span text:style-name="T1">Тр</text:span></text:p>
          </draw:text-box>
        </draw:frame>
        <draw:frame draw:style-name="gr14" draw:text-style-name="P2" xml:id="id12" draw:id="id12" draw:layer="layout" svg:width="2.54cm" svg:height="2.54cm" svg:x="13.827cm" svg:y="17.864cm">
          <draw:text-box>
            <text:p text:style-name="P1"><text:span text:style-name="T1">Ро</text:span></text:p>
          </draw:text-box>
        </draw:frame>
        <draw:line draw:style-name="gr5" draw:text-style-name="P3" draw:layer="layout" svg:x1="4.937cm" svg:y1="19.134cm" svg:x2="6.207cm" svg:y2="19.134cm">
          <text:p/>
        </draw:line>
        <draw:line draw:style-name="gr5" draw:text-style-name="P3" draw:layer="layout" svg:x1="8.747cm" svg:y1="19.134cm" svg:x2="10.017cm" svg:y2="19.134cm">
          <text:p/>
        </draw:line>
        <draw:line draw:style-name="gr5" draw:text-style-name="P3" draw:layer="layout" svg:x1="12.557cm" svg:y1="19.134cm" svg:x2="13.827cm" svg:y2="19.134cm">
          <text:p/>
        </draw:line>
        <draw:frame draw:style-name="gr15" draw:text-style-name="P2" xml:id="id14" draw:id="id14" draw:layer="layout" svg:width="2.54cm" svg:height="2.54cm" svg:x="17.637cm" svg:y="17.864cm">
          <draw:text-box>
            <text:p text:style-name="P1"><text:span text:style-name="T1">Из</text:span></text:p>
          </draw:text-box>
        </draw:frame>
        <draw:line draw:style-name="gr5" draw:text-style-name="P3" draw:layer="layout" svg:x1="16.367cm" svg:y1="19.134cm" svg:x2="17.637cm" svg:y2="19.134cm">
          <text:p/>
        </draw:line>
        <draw:frame draw:style-name="gr16" draw:text-style-name="P2" xml:id="id8" draw:id="id8" draw:layer="layout" svg:width="2.54cm" svg:height="2.54cm" svg:x="10.017cm" svg:y="21.166cm">
          <draw:text-box>
            <text:p text:style-name="P1"><text:span text:style-name="T1">ОУ</text:span></text:p>
          </draw:text-box>
        </draw:frame>
        <draw:connector draw:style-name="gr5" draw:text-style-name="P3" xml:id="id10" draw:id="id10" draw:layer="layout" svg:x1="10.017cm" svg:y1="22.436cm" svg:x2="7.477cm" svg:y2="20.404cm" draw:start-shape="id8" draw:start-glue-point="3" draw:end-shape="id9" draw:end-glue-point="2" svg:d="M10017 22436h-2540v-2032" svg:viewBox="0 0 2541 2033">
          <text:p/>
        </draw:connector>
        <draw:connector draw:style-name="gr8" draw:text-style-name="P3" draw:layer="layout" svg:x1="7.477cm" svg:y1="22.436cm" svg:x2="3.603cm" svg:y2="20.404cm" draw:start-shape="id10" draw:start-glue-point="0" draw:end-shape="id11" draw:end-glue-point="2" svg:d="M7477 22436h-3874v-2032" svg:viewBox="0 0 3875 2033">
          <text:p/>
        </draw:connector>
        <draw:connector draw:style-name="gr5" draw:text-style-name="P3" xml:id="id13" draw:id="id13" draw:layer="layout" svg:x1="12.557cm" svg:y1="22.436cm" svg:x2="15.097cm" svg:y2="20.404cm" draw:start-shape="id8" draw:start-glue-point="1" draw:end-shape="id12" draw:end-glue-point="2" svg:d="M12557 22436h2540v-2032" svg:viewBox="0 0 2541 2033">
          <text:p/>
        </draw:connector>
        <draw:connector draw:style-name="gr9" draw:text-style-name="P3" draw:layer="layout" svg:x1="15.097cm" svg:y1="22.436cm" svg:x2="18.907cm" svg:y2="20.404cm" draw:start-shape="id13" draw:start-glue-point="0" draw:end-shape="id14" draw:end-glue-point="2" svg:d="M15097 22436h3810v-2032" svg:viewBox="0 0 3811 2033">
          <text:p/>
        </draw:connector>
        <draw:custom-shape draw:style-name="gr10" draw:text-style-name="P3" draw:layer="layout" svg:width="11.303cm" svg:height="6.985cm" svg:x="5.572cm" svg:y="17.256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2.667cm" svg:height="2.54cm" svg:x="2.524cm" svg:y="13.319cm">
          <draw:text-box>
            <text:p text:style-name="P1"><text:span text:style-name="T2">И</text:span><text:span text:style-name="T2">Э</text:span><text:span text:style-name="T2">1</text:span></text:p>
          </draw:text-box>
        </draw:frame>
      </draw:page>
      <draw:page draw:name="page2" draw:style-name="dp1" draw:master-page-name="Default">
        <draw:frame draw:style-name="gr18" draw:text-style-name="P5" xml:id="id15" draw:id="id15" draw:layer="layout" svg:width="2.667cm" svg:height="2.54cm" svg:x="2.778cm" svg:y="8.406cm">
          <draw:text-box>
            <text:p text:style-name="P1"><text:span text:style-name="T3">И</text:span><text:span text:style-name="T3">Э1</text:span></text:p>
          </draw:text-box>
        </draw:frame>
        <draw:frame draw:style-name="gr19" draw:text-style-name="P5" xml:id="id16" draw:id="id16" draw:layer="layout" svg:width="3.81cm" svg:height="2.54cm" svg:x="7.442cm" svg:y="8.406cm">
          <draw:text-box>
            <text:p text:style-name="P1"><text:span text:style-name="T3">Балка</text:span></text:p>
          </draw:text-box>
        </draw:frame>
        <draw:frame draw:style-name="gr20" draw:text-style-name="P5" xml:id="id17" draw:id="id17" draw:layer="layout" svg:width="3.81cm" svg:height="2.54cm" svg:x="13.222cm" svg:y="8.406cm">
          <draw:text-box>
            <text:p text:style-name="P1"><text:span text:style-name="T3">Щуп</text:span></text:p>
          </draw:text-box>
        </draw:frame>
        <draw:frame draw:style-name="gr21" draw:text-style-name="P5" xml:id="id18" draw:id="id18" draw:layer="layout" svg:width="3.81cm" svg:height="2.54cm" svg:x="19.002cm" svg:y="8.406cm">
          <draw:text-box>
            <text:p text:style-name="P1"><text:span text:style-name="T3">Подложка</text:span></text:p>
          </draw:text-box>
        </draw:frame>
        <draw:frame draw:style-name="gr22" draw:text-style-name="P5" xml:id="id19" draw:id="id19" draw:layer="layout" svg:width="3.81cm" svg:height="2.54cm" svg:x="24.582cm" svg:y="8.406cm">
          <draw:text-box>
            <text:p text:style-name="P1"><text:span text:style-name="T3">Пластина</text:span></text:p>
          </draw:text-box>
        </draw:frame>
        <draw:frame draw:style-name="gr23" draw:text-style-name="P5" xml:id="id20" draw:id="id20" draw:layer="layout" svg:width="3.81cm" svg:height="2.54cm" svg:x="30.237cm" svg:y="8.406cm">
          <draw:text-box>
            <text:p text:style-name="P1"><text:span text:style-name="T3">Мост. схема</text:span></text:p>
          </draw:text-box>
        </draw:frame>
        <draw:frame draw:style-name="gr24" draw:text-style-name="P5" xml:id="id21" draw:id="id21" draw:layer="layout" svg:width="3.81cm" svg:height="2.54cm" svg:x="36.152cm" svg:y="8.366cm">
          <draw:text-box>
            <text:p text:style-name="P1"><text:span text:style-name="T3">Усилитель</text:span></text:p>
          </draw:text-box>
        </draw:frame>
        <draw:frame draw:style-name="gr25" draw:text-style-name="P5" xml:id="id22" draw:id="id22" draw:layer="layout" svg:width="3.81cm" svg:height="2.54cm" svg:x="41.259cm" svg:y="8.42cm">
          <draw:text-box>
            <text:p text:style-name="P1"><text:span text:style-name="T3">Индикатор</text:span></text:p>
          </draw:text-box>
        </draw:frame>
        <draw:connector draw:style-name="gr5" draw:text-style-name="P3" draw:layer="layout" svg:x1="5.445cm" svg:y1="9.676cm" svg:x2="7.442cm" svg:y2="9.676cm" draw:start-shape="id15" draw:start-glue-point="1" draw:end-shape="id16" draw:end-glue-point="3" svg:d="M5445 9676h1997" svg:viewBox="0 0 1998 1">
          <text:p/>
        </draw:connector>
        <draw:connector draw:style-name="gr5" draw:text-style-name="P3" draw:layer="layout" svg:x1="11.252cm" svg:y1="9.676cm" svg:x2="13.222cm" svg:y2="9.676cm" draw:start-shape="id16" draw:start-glue-point="1" draw:end-shape="id17" draw:end-glue-point="3" svg:d="M11252 9676h1970" svg:viewBox="0 0 1971 1">
          <text:p/>
        </draw:connector>
        <draw:connector draw:style-name="gr5" draw:text-style-name="P3" draw:layer="layout" svg:x1="17.032cm" svg:y1="9.676cm" svg:x2="19.002cm" svg:y2="9.676cm" draw:start-shape="id17" draw:start-glue-point="1" draw:end-shape="id18" draw:end-glue-point="3" svg:d="M17032 9676h1970" svg:viewBox="0 0 1971 1">
          <text:p/>
        </draw:connector>
        <draw:connector draw:style-name="gr5" draw:text-style-name="P3" draw:layer="layout" svg:x1="22.812cm" svg:y1="9.676cm" svg:x2="24.582cm" svg:y2="9.676cm" draw:start-shape="id18" draw:start-glue-point="1" draw:end-shape="id19" draw:end-glue-point="3" svg:d="M22812 9676h1770" svg:viewBox="0 0 1771 1">
          <text:p/>
        </draw:connector>
        <draw:frame draw:style-name="gr26" draw:text-style-name="P6" draw:layer="layout" svg:width="1.272cm" svg:height="0.962cm" svg:x="7.096cm" svg:y="10.96cm">
          <draw:text-box>
            <text:p>Дв</text:p>
          </draw:text-box>
        </draw:frame>
        <draw:frame draw:style-name="gr27" draw:text-style-name="P6" draw:layer="layout" svg:width="1.205cm" svg:height="0.962cm" svg:x="11.987cm" svg:y="12.176cm">
          <draw:text-box>
            <text:p>Тр</text:p>
          </draw:text-box>
        </draw:frame>
        <draw:custom-shape draw:style-name="gr28" draw:text-style-name="P3" draw:layer="layout" svg:width="16.891cm" svg:height="4.318cm" svg:x="12.176cm" svg:y="7.858cm">
          <text:p/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1.247cm" svg:height="0.962cm" svg:x="29.702cm" svg:y="10.96cm">
          <draw:text-box>
            <text:p>Ро</text:p>
          </draw:text-box>
        </draw:frame>
        <draw:custom-shape draw:style-name="gr29" draw:text-style-name="P3" draw:layer="layout" svg:width="11.684cm" svg:height="4.318cm" svg:x="34.809cm" svg:y="7.858cm">
          <text:p/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1.251cm" svg:height="0.962cm" svg:x="34.881cm" svg:y="12.257cm">
          <draw:text-box>
            <text:p>Из</text:p>
          </draw:text-box>
        </draw:frame>
        <draw:frame draw:style-name="gr30" draw:text-style-name="P5" xml:id="id23" draw:id="id23" draw:layer="layout" svg:width="3.683cm" svg:height="2.54cm" svg:x="30.31cm" svg:y="3.967cm">
          <draw:text-box>
            <text:p text:style-name="P1"><text:span text:style-name="T3">ИЭ1</text:span></text:p>
          </draw:text-box>
        </draw:frame>
        <draw:connector draw:style-name="gr5" draw:text-style-name="P3" draw:layer="layout" svg:x1="28.392cm" svg:y1="9.676cm" svg:x2="30.237cm" svg:y2="9.676cm" draw:start-shape="id19" draw:start-glue-point="1" draw:end-shape="id20" draw:end-glue-point="3" svg:d="M28392 9676h1845" svg:viewBox="0 0 1846 1">
          <text:p/>
        </draw:connector>
        <draw:connector draw:style-name="gr5" draw:text-style-name="P3" draw:layer="layout" svg:x1="34.047cm" svg:y1="9.676cm" svg:x2="36.152cm" svg:y2="9.636cm" draw:start-shape="id20" draw:start-glue-point="1" draw:end-shape="id21" draw:end-glue-point="3" svg:d="M34047 9676h1053v-40h1052" svg:viewBox="0 0 2106 41">
          <text:p/>
        </draw:connector>
        <draw:connector draw:style-name="gr5" draw:text-style-name="P3" draw:layer="layout" svg:x1="39.962cm" svg:y1="9.636cm" svg:x2="41.259cm" svg:y2="9.69cm" draw:start-shape="id21" draw:start-glue-point="1" draw:end-shape="id22" draw:end-glue-point="3" svg:d="M39962 9636h649v54h648" svg:viewBox="0 0 1298 55">
          <text:p/>
        </draw:connector>
        <draw:connector draw:style-name="gr5" draw:text-style-name="P3" draw:layer="layout" svg:x1="32.151cm" svg:y1="6.507cm" svg:x2="32.142cm" svg:y2="8.406cm" draw:start-shape="id23" draw:start-glue-point="2" draw:end-shape="id20" draw:end-glue-point="0" svg:d="M32151 6507v950h-9v949" svg:viewBox="0 0 10 1900">
          <text:p/>
        </draw:connector>
        <draw:frame draw:style-name="gr31" draw:text-style-name="P5" xml:id="id24" draw:id="id24" draw:layer="layout" svg:width="3.81cm" svg:height="2.54cm" svg:x="30.183cm" svg:y="13.7cm">
          <draw:text-box>
            <text:p text:style-name="P1"><text:span text:style-name="T3">ОУ</text:span></text:p>
          </draw:text-box>
        </draw:frame>
        <draw:connector draw:style-name="gr5" draw:text-style-name="P3" draw:layer="layout" svg:x1="32.088cm" svg:y1="13.7cm" svg:x2="32.142cm" svg:y2="10.946cm" draw:start-shape="id24" draw:start-glue-point="0" draw:end-shape="id20" draw:end-glue-point="2" svg:d="M32088 13700v-1377h54v-1377" svg:viewBox="0 0 55 2755">
          <text:p/>
        </draw:connector>
      </draw:page>
      <draw:page draw:name="page3" draw:style-name="dp1" draw:master-page-name="Default">
        <draw:frame draw:style-name="gr32" draw:text-style-name="P5" xml:id="id25" draw:id="id25" draw:layer="layout" svg:width="2.667cm" svg:height="2.54cm" svg:x="3.54cm" svg:y="9.877cm">
          <draw:text-box>
            <text:p text:style-name="P1"><text:span text:style-name="T3">ИЭ1</text:span></text:p>
          </draw:text-box>
        </draw:frame>
        <draw:frame draw:style-name="gr33" draw:text-style-name="P5" xml:id="id26" draw:id="id26" draw:layer="layout" svg:width="3.81cm" svg:height="2.54cm" svg:x="8.204cm" svg:y="9.877cm">
          <draw:text-box>
            <text:p text:style-name="P1"><text:span text:style-name="T3">Балка</text:span></text:p>
          </draw:text-box>
        </draw:frame>
        <draw:frame draw:style-name="gr34" draw:text-style-name="P5" xml:id="id27" draw:id="id27" draw:layer="layout" svg:width="3.81cm" svg:height="2.54cm" svg:x="13.984cm" svg:y="9.877cm">
          <draw:text-box>
            <text:p text:style-name="P1"><text:span text:style-name="T3">Щуп</text:span></text:p>
          </draw:text-box>
        </draw:frame>
        <draw:frame draw:style-name="gr35" draw:text-style-name="P5" xml:id="id28" draw:id="id28" draw:layer="layout" svg:width="3.81cm" svg:height="2.54cm" svg:x="19.764cm" svg:y="9.877cm">
          <draw:text-box>
            <text:p text:style-name="P1"><text:span text:style-name="T3">Подложка</text:span></text:p>
          </draw:text-box>
        </draw:frame>
        <draw:frame draw:style-name="gr36" draw:text-style-name="P5" xml:id="id29" draw:id="id29" draw:layer="layout" svg:width="3.81cm" svg:height="2.54cm" svg:x="25.344cm" svg:y="9.877cm">
          <draw:text-box>
            <text:p text:style-name="P1"><text:span text:style-name="T3">Пластина</text:span></text:p>
          </draw:text-box>
        </draw:frame>
        <draw:frame draw:style-name="gr37" draw:text-style-name="P5" xml:id="id33" draw:id="id33" draw:layer="layout" svg:width="3.81cm" svg:height="2.54cm" svg:x="25.356cm" svg:y="6.204cm">
          <draw:text-box>
            <text:p text:style-name="P1"><text:span text:style-name="T3">Потенциальный электрод</text:span></text:p>
          </draw:text-box>
        </draw:frame>
        <draw:frame draw:style-name="gr38" draw:text-style-name="P5" xml:id="id30" draw:id="id30" draw:layer="layout" svg:width="3.81cm" svg:height="2.54cm" svg:x="32.298cm" svg:y="9.89cm">
          <draw:text-box>
            <text:p text:style-name="P1"><text:span text:style-name="T3">Усилитель</text:span></text:p>
          </draw:text-box>
        </draw:frame>
        <draw:frame draw:style-name="gr39" draw:text-style-name="P5" xml:id="id31" draw:id="id31" draw:layer="layout" svg:width="3.81cm" svg:height="2.54cm" svg:x="37.405cm" svg:y="9.944cm">
          <draw:text-box>
            <text:p text:style-name="P1"><text:span text:style-name="T3">Индикатор</text:span></text:p>
          </draw:text-box>
        </draw:frame>
        <draw:connector draw:style-name="gr5" draw:text-style-name="P3" draw:layer="layout" svg:x1="6.207cm" svg:y1="11.147cm" svg:x2="8.204cm" svg:y2="11.147cm" draw:start-shape="id25" draw:start-glue-point="1" draw:end-shape="id26" draw:end-glue-point="3" svg:d="M6207 11147h1997" svg:viewBox="0 0 1998 1">
          <text:p/>
        </draw:connector>
        <draw:connector draw:style-name="gr5" draw:text-style-name="P3" draw:layer="layout" svg:x1="12.014cm" svg:y1="11.147cm" svg:x2="13.984cm" svg:y2="11.147cm" draw:start-shape="id26" draw:start-glue-point="1" draw:end-shape="id27" draw:end-glue-point="3" svg:d="M12014 11147h1970" svg:viewBox="0 0 1971 1">
          <text:p/>
        </draw:connector>
        <draw:connector draw:style-name="gr5" draw:text-style-name="P3" draw:layer="layout" svg:x1="17.794cm" svg:y1="11.147cm" svg:x2="19.764cm" svg:y2="11.147cm" draw:start-shape="id27" draw:start-glue-point="1" draw:end-shape="id28" draw:end-glue-point="3" svg:d="M17794 11147h1970" svg:viewBox="0 0 1971 1">
          <text:p/>
        </draw:connector>
        <draw:connector draw:style-name="gr5" draw:text-style-name="P3" draw:layer="layout" svg:x1="23.574cm" svg:y1="11.147cm" svg:x2="25.344cm" svg:y2="11.147cm" draw:start-shape="id28" draw:start-glue-point="1" draw:end-shape="id29" draw:end-glue-point="3" svg:d="M23574 11147h1770" svg:viewBox="0 0 1771 1">
          <text:p/>
        </draw:connector>
        <draw:frame draw:style-name="gr26" draw:text-style-name="P6" draw:layer="layout" svg:width="1.272cm" svg:height="0.962cm" svg:x="7.858cm" svg:y="12.431cm">
          <draw:text-box>
            <text:p>Дв</text:p>
          </draw:text-box>
        </draw:frame>
        <draw:frame draw:style-name="gr27" draw:text-style-name="P6" draw:layer="layout" svg:width="1.205cm" svg:height="0.962cm" svg:x="12.811cm" svg:y="13.238cm">
          <draw:text-box>
            <text:p>Тр</text:p>
          </draw:text-box>
        </draw:frame>
        <draw:custom-shape draw:style-name="gr40" draw:text-style-name="P3" draw:layer="layout" svg:width="16.763cm" svg:height="3.909cm" svg:x="12.938cm" svg:y="9.329cm">
          <text:p/>
          <draw:enhanced-geometry svg:viewBox="0 0 21600 21600" draw:type="rectangle" draw:enhanced-path="M 0 0 L 21600 0 21600 21600 0 21600 0 0 Z N"/>
        </draw:custom-shape>
        <draw:frame draw:style-name="gr41" draw:text-style-name="P6" draw:layer="layout" svg:width="1.247cm" svg:height="1.116cm" svg:x="24.645cm" svg:y="17.864cm">
          <draw:text-box>
            <text:p>Ро</text:p>
          </draw:text-box>
        </draw:frame>
        <draw:custom-shape draw:style-name="gr42" draw:text-style-name="P3" draw:layer="layout" svg:width="10.94cm" svg:height="3.81cm" svg:x="30.955cm" svg:y="9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6" draw:layer="layout" svg:width="1.251cm" svg:height="0.962cm" svg:x="30.867cm" svg:y="13.292cm">
          <draw:text-box>
            <text:p>Из</text:p>
          </draw:text-box>
        </draw:frame>
        <draw:frame draw:style-name="gr43" draw:text-style-name="P5" xml:id="id32" draw:id="id32" draw:layer="layout" svg:width="3.81cm" svg:height="2.54cm" svg:x="25.411cm" svg:y="2.143cm">
          <draw:text-box>
            <text:p text:style-name="P1"><text:span text:style-name="T3">ИЭ1</text:span></text:p>
          </draw:text-box>
        </draw:frame>
        <draw:connector draw:style-name="gr5" draw:text-style-name="P3" draw:layer="layout" svg:x1="36.108cm" svg:y1="11.16cm" svg:x2="37.405cm" svg:y2="11.214cm" draw:start-shape="id30" draw:start-glue-point="1" draw:end-shape="id31" draw:end-glue-point="3" svg:d="M36108 11160h649v54h648" svg:viewBox="0 0 1298 55">
          <text:p/>
        </draw:connector>
        <draw:frame draw:style-name="gr44" draw:text-style-name="P5" xml:id="id35" draw:id="id35" draw:layer="layout" svg:width="3.81cm" svg:height="2.54cm" svg:x="25.385cm" svg:y="19.496cm">
          <draw:text-box>
            <text:p text:style-name="P1"><text:span text:style-name="T3">Подстроечный конденсатор</text:span></text:p>
          </draw:text-box>
        </draw:frame>
        <draw:frame draw:style-name="gr45" draw:text-style-name="P5" xml:id="id34" draw:id="id34" draw:layer="layout" svg:width="3.81cm" svg:height="2.54cm" svg:x="25.356cm" svg:y="14.608cm">
          <draw:text-box>
            <text:p text:style-name="P1"><text:span text:style-name="T3">Измерительный электрод</text:span></text:p>
          </draw:text-box>
        </draw:frame>
        <draw:custom-shape draw:style-name="gr46" draw:text-style-name="P3" draw:layer="layout" svg:width="5.334cm" svg:height="12.246cm" svg:x="24.621cm" svg:y="5.518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27.316cm" svg:y1="4.683cm" svg:x2="27.261cm" svg:y2="6.204cm" draw:start-shape="id32" draw:start-glue-point="2" draw:end-shape="id33" draw:end-glue-point="0" svg:d="M27316 4683v761h-55v760" svg:viewBox="0 0 56 1522">
          <text:p/>
        </draw:connector>
        <draw:connector draw:style-name="gr5" draw:text-style-name="P3" draw:layer="layout" svg:x1="27.261cm" svg:y1="8.744cm" svg:x2="27.249cm" svg:y2="9.877cm" draw:start-shape="id33" draw:start-glue-point="2" draw:end-shape="id29" draw:end-glue-point="0" svg:d="M27261 8744v567h-12v566" svg:viewBox="0 0 13 1134">
          <text:p/>
        </draw:connector>
        <draw:connector draw:style-name="gr5" draw:text-style-name="P3" draw:layer="layout" svg:x1="27.249cm" svg:y1="12.417cm" svg:x2="27.261cm" svg:y2="14.608cm" draw:start-shape="id29" draw:start-glue-point="2" draw:end-shape="id34" draw:end-glue-point="0" svg:d="M27249 12417v1096h12v1095" svg:viewBox="0 0 13 2192">
          <text:p/>
        </draw:connector>
        <draw:custom-shape draw:style-name="gr47" draw:text-style-name="P3" draw:layer="layout" svg:width="5.334cm" svg:height="3.556cm" svg:x="24.624cm" svg:y="19.088cm">
          <text:p/>
          <draw:enhanced-geometry svg:viewBox="0 0 21600 21600" draw:type="rectangle" draw:enhanced-path="M 0 0 L 21600 0 21600 21600 0 21600 0 0 Z N"/>
        </draw:custom-shape>
        <draw:frame draw:style-name="gr26" draw:text-style-name="P6" draw:layer="layout" svg:width="2.769cm" svg:height="0.962cm" svg:x="24.495cm" svg:y="22.771cm">
          <draw:text-box>
            <text:p>ОУ</text:p>
          </draw:text-box>
        </draw:frame>
        <draw:connector draw:style-name="gr5" draw:text-style-name="P3" draw:layer="layout" svg:x1="29.154cm" svg:y1="11.147cm" svg:x2="32.298cm" svg:y2="11.16cm" draw:start-shape="id29" draw:start-glue-point="1" draw:end-shape="id30" draw:end-glue-point="3" svg:d="M29154 11147h1572v13h1572" svg:viewBox="0 0 3145 14">
          <text:p/>
        </draw:connector>
        <draw:connector draw:style-name="gr48" draw:text-style-name="P3" draw:layer="layout" svg:x1="27.261cm" svg:y1="17.148cm" svg:x2="27.29cm" svg:y2="19.496cm" draw:start-shape="id34" draw:start-glue-point="2" draw:end-shape="id35" draw:end-glue-point="0" svg:d="M27261 17148v1174h29v1174" svg:viewBox="0 0 30 2349">
          <text:p/>
        </draw:connector>
        <draw:connector draw:style-name="gr48" draw:text-style-name="P3" xml:id="id36" draw:id="id36" draw:layer="layout" svg:x1="29.195cm" svg:y1="20.766cm" svg:x2="34.203cm" svg:y2="12.43cm" draw:start-shape="id35" draw:start-glue-point="1" draw:end-shape="id30" draw:end-glue-point="2" svg:d="M29195 20766h5008v-8336" svg:viewBox="0 0 5009 8337">
          <text:p/>
        </draw:connector>
        <draw:connector draw:style-name="gr5" draw:text-style-name="P3" draw:layer="layout" svg:x1="34.203cm" svg:y1="20.766cm" svg:x2="39.31cm" svg:y2="12.484cm" draw:start-shape="id36" draw:start-glue-point="0" draw:end-shape="id31" draw:end-glue-point="2" svg:d="M34203 20766h5107v-8282" svg:viewBox="0 0 5108 8283">
          <text:p/>
        </draw:connector>
      </draw:page>
      <draw:page draw:name="page4" draw:style-name="dp1" draw:master-page-name="Default">
        <draw:frame draw:style-name="gr49" draw:text-style-name="P5" xml:id="id37" draw:id="id37" draw:layer="layout" svg:width="2.667cm" svg:height="2.54cm" svg:x="3.414cm" svg:y="9.831cm">
          <draw:text-box>
            <text:p text:style-name="P1"><text:span text:style-name="T3">ИЭ1</text:span></text:p>
          </draw:text-box>
        </draw:frame>
        <draw:frame draw:style-name="gr50" draw:text-style-name="P5" xml:id="id38" draw:id="id38" draw:layer="layout" svg:width="3.81cm" svg:height="2.54cm" svg:x="8.078cm" svg:y="9.831cm">
          <draw:text-box>
            <text:p text:style-name="P1"><text:span text:style-name="T3">Балка</text:span></text:p>
          </draw:text-box>
        </draw:frame>
        <draw:frame draw:style-name="gr51" draw:text-style-name="P5" xml:id="id39" draw:id="id39" draw:layer="layout" svg:width="3.81cm" svg:height="2.54cm" svg:x="13.858cm" svg:y="9.831cm">
          <draw:text-box>
            <text:p text:style-name="P1"><text:span text:style-name="T3">Щуп</text:span></text:p>
          </draw:text-box>
        </draw:frame>
        <draw:frame draw:style-name="gr52" draw:text-style-name="P5" xml:id="id40" draw:id="id40" draw:layer="layout" svg:width="3.81cm" svg:height="2.54cm" svg:x="19.638cm" svg:y="9.831cm">
          <draw:text-box>
            <text:p text:style-name="P1"><text:span text:style-name="T3">Подложка</text:span></text:p>
          </draw:text-box>
        </draw:frame>
        <draw:frame draw:style-name="gr53" draw:text-style-name="P5" xml:id="id41" draw:id="id41" draw:layer="layout" svg:width="3.81cm" svg:height="2.54cm" svg:x="25.218cm" svg:y="9.831cm">
          <draw:text-box>
            <text:p text:style-name="P1"><text:span text:style-name="T3">Пластина</text:span></text:p>
          </draw:text-box>
        </draw:frame>
        <draw:frame draw:style-name="gr54" draw:text-style-name="P5" xml:id="id42" draw:id="id42" draw:layer="layout" svg:width="3.81cm" svg:height="2.54cm" svg:x="25.23cm" svg:y="6.158cm">
          <draw:text-box>
            <text:p text:style-name="P1"><text:span text:style-name="T3">Потенц. электрод</text:span></text:p>
          </draw:text-box>
        </draw:frame>
        <draw:connector draw:style-name="gr5" draw:text-style-name="P3" draw:layer="layout" svg:x1="6.081cm" svg:y1="11.101cm" svg:x2="8.078cm" svg:y2="11.101cm" draw:start-shape="id37" draw:start-glue-point="1" draw:end-shape="id38" draw:end-glue-point="3" svg:d="M6081 11101h1997" svg:viewBox="0 0 1998 1">
          <text:p/>
        </draw:connector>
        <draw:connector draw:style-name="gr5" draw:text-style-name="P3" draw:layer="layout" svg:x1="11.888cm" svg:y1="11.101cm" svg:x2="13.858cm" svg:y2="11.101cm" draw:start-shape="id38" draw:start-glue-point="1" draw:end-shape="id39" draw:end-glue-point="3" svg:d="M11888 11101h1970" svg:viewBox="0 0 1971 1">
          <text:p/>
        </draw:connector>
        <draw:connector draw:style-name="gr5" draw:text-style-name="P3" draw:layer="layout" svg:x1="17.668cm" svg:y1="11.101cm" svg:x2="19.638cm" svg:y2="11.101cm" draw:start-shape="id39" draw:start-glue-point="1" draw:end-shape="id40" draw:end-glue-point="3" svg:d="M17668 11101h1970" svg:viewBox="0 0 1971 1">
          <text:p/>
        </draw:connector>
        <draw:connector draw:style-name="gr5" draw:text-style-name="P3" draw:layer="layout" svg:x1="23.448cm" svg:y1="11.101cm" svg:x2="25.218cm" svg:y2="11.101cm" draw:start-shape="id40" draw:start-glue-point="1" draw:end-shape="id41" draw:end-glue-point="3" svg:d="M23448 11101h1770" svg:viewBox="0 0 1771 1">
          <text:p/>
        </draw:connector>
        <draw:frame draw:style-name="gr55" draw:text-style-name="P5" xml:id="id43" draw:id="id43" draw:layer="layout" svg:width="3.81cm" svg:height="2.54cm" svg:x="30.591cm" svg:y="9.89cm">
          <draw:text-box>
            <text:p text:style-name="P1"><text:span text:style-name="T3">Измерит. электрод</text:span></text:p>
          </draw:text-box>
        </draw:frame>
        <draw:connector draw:style-name="gr5" draw:text-style-name="P3" draw:layer="layout" svg:x1="27.135cm" svg:y1="8.698cm" svg:x2="27.123cm" svg:y2="9.831cm" draw:start-shape="id42" draw:start-glue-point="2" draw:end-shape="id41" draw:end-glue-point="0" svg:d="M27135 8698v567h-12v566" svg:viewBox="0 0 13 1134">
          <text:p/>
        </draw:connector>
        <draw:connector draw:style-name="gr5" draw:text-style-name="P3" draw:layer="layout" svg:x1="29.028cm" svg:y1="11.101cm" svg:x2="30.591cm" svg:y2="11.16cm" draw:start-shape="id41" draw:start-glue-point="1" draw:end-shape="id43" draw:end-glue-point="3" svg:d="M29028 11101h782v59h781" svg:viewBox="0 0 1564 60">
          <text:p/>
        </draw:connector>
      </draw:page>
      <draw:page draw:name="page5" draw:style-name="dp1" draw:master-page-name="Default">
        <draw:frame draw:style-name="gr56" draw:text-style-name="P5" xml:id="id44" draw:id="id44" draw:layer="layout" svg:width="3.81cm" svg:height="2.54cm" svg:x="2.284cm" svg:y="11.156cm">
          <draw:text-box>
            <text:p text:style-name="P1"><text:span text:style-name="T3">Щуп</text:span></text:p>
          </draw:text-box>
        </draw:frame>
        <draw:frame draw:style-name="gr57" draw:text-style-name="P5" xml:id="id45" draw:id="id45" draw:layer="layout" svg:width="3.81cm" svg:height="2.54cm" svg:x="9.264cm" svg:y="11.156cm">
          <draw:text-box>
            <text:p text:style-name="P1"><text:span text:style-name="T3">Подложка</text:span></text:p>
          </draw:text-box>
        </draw:frame>
        <draw:frame draw:style-name="gr58" draw:text-style-name="P5" xml:id="id48" draw:id="id48" draw:layer="layout" svg:width="3.81cm" svg:height="2.54cm" svg:x="16.044cm" svg:y="11.156cm">
          <draw:text-box>
            <text:p text:style-name="P1"><text:span text:style-name="T3">Пластина</text:span></text:p>
          </draw:text-box>
        </draw:frame>
        <draw:frame draw:style-name="gr59" draw:text-style-name="P5" xml:id="id47" draw:id="id47" draw:layer="layout" svg:width="3.81cm" svg:height="2.54cm" svg:x="16.056cm" svg:y="7.383cm">
          <draw:text-box>
            <text:p text:style-name="P1"><text:span text:style-name="T3">Потенц-й </text:span><text:span text:style-name="T3">электрод</text:span></text:p>
          </draw:text-box>
        </draw:frame>
        <draw:frame draw:style-name="gr60" draw:text-style-name="P5" xml:id="id50" draw:id="id50" draw:layer="layout" svg:width="3.81cm" svg:height="2.54cm" svg:x="36.008cm" svg:y="11.141cm">
          <draw:text-box>
            <text:p text:style-name="P1"><text:span text:style-name="T3">Усилитель</text:span></text:p>
          </draw:text-box>
        </draw:frame>
        <draw:connector draw:style-name="gr5" draw:text-style-name="P3" draw:layer="layout" svg:x1="6.094cm" svg:y1="12.426cm" svg:x2="9.264cm" svg:y2="12.426cm" draw:start-shape="id44" draw:start-glue-point="1" draw:end-shape="id45" draw:end-glue-point="3" svg:d="M6094 12426h3170" svg:viewBox="0 0 3171 1">
          <text:p/>
        </draw:connector>
        <draw:frame draw:style-name="gr61" draw:text-style-name="P5" xml:id="id46" draw:id="id46" draw:layer="layout" svg:width="3.937cm" svg:height="2.54cm" svg:x="15.983cm" svg:y="3.575cm">
          <draw:text-box>
            <text:p text:style-name="P1"><text:span text:style-name="T3">ИЭ2</text:span></text:p>
          </draw:text-box>
        </draw:frame>
        <draw:frame draw:style-name="gr62" draw:text-style-name="P5" xml:id="id52" draw:id="id52" draw:layer="layout" svg:width="3.756cm" svg:height="2.643cm" svg:x="29.29cm" svg:y="15.07cm">
          <draw:text-box>
            <text:p text:style-name="P1"><text:span text:style-name="T3">Подстр. конд-р</text:span></text:p>
          </draw:text-box>
        </draw:frame>
        <draw:frame draw:style-name="gr63" draw:text-style-name="P5" xml:id="id49" draw:id="id49" draw:layer="layout" svg:width="3.81cm" svg:height="2.54cm" svg:x="22.793cm" svg:y="11.141cm">
          <draw:text-box>
            <text:p text:style-name="P1"><text:span text:style-name="T3">Измерит. электрод</text:span></text:p>
          </draw:text-box>
        </draw:frame>
        <draw:connector draw:style-name="gr5" draw:text-style-name="P3" draw:layer="layout" svg:x1="17.951cm" svg:y1="6.115cm" svg:x2="17.961cm" svg:y2="7.383cm" draw:start-shape="id46" draw:start-glue-point="2" draw:end-shape="id47" draw:end-glue-point="0" svg:d="M17951 6115v634h10v634" svg:viewBox="0 0 11 1269">
          <text:p/>
        </draw:connector>
        <draw:connector draw:style-name="gr5" draw:text-style-name="P3" draw:layer="layout" svg:x1="17.961cm" svg:y1="9.923cm" svg:x2="17.949cm" svg:y2="11.156cm" draw:start-shape="id47" draw:start-glue-point="2" draw:end-shape="id48" draw:end-glue-point="0" svg:d="M17961 9923v617h-12v616" svg:viewBox="0 0 13 1234">
          <text:p/>
        </draw:connector>
        <draw:connector draw:style-name="gr5" draw:text-style-name="P3" draw:layer="layout" draw:type="line" svg:x1="19.854cm" svg:y1="12.426cm" svg:x2="22.793cm" svg:y2="12.411cm" draw:start-shape="id48" draw:start-glue-point="1" draw:end-shape="id49" draw:end-glue-point="3" svg:d="M19854 12426l2939-15" svg:viewBox="0 0 2940 16">
          <text:p/>
        </draw:connector>
        <draw:connector draw:style-name="gr5" draw:text-style-name="P3" draw:layer="layout" draw:type="line" svg:x1="39.818cm" svg:y1="12.411cm" svg:x2="41.009cm" svg:y2="12.438cm" draw:start-shape="id50" draw:start-glue-point="1" svg:d="M39818 12411l1191 27" svg:viewBox="0 0 1192 28">
          <text:p/>
        </draw:connector>
        <draw:frame draw:style-name="gr64" draw:text-style-name="P5" xml:id="id51" draw:id="id51" draw:layer="layout" svg:width="3.81cm" svg:height="2.54cm" svg:x="29.252cm" svg:y="11.168cm">
          <draw:text-box>
            <text:p text:style-name="P1"><text:span text:style-name="T3">Мостовая</text:span></text:p>
            <text:p text:style-name="P1"><text:span text:style-name="T3">схема</text:span></text:p>
          </draw:text-box>
        </draw:frame>
        <draw:connector draw:style-name="gr5" draw:text-style-name="P3" draw:layer="layout" draw:type="line" svg:x1="4.186cm" svg:y1="9.925cm" svg:x2="4.189cm" svg:y2="11.156cm" draw:end-shape="id44" draw:end-glue-point="0" svg:d="M4186 9925l3 1231" svg:viewBox="0 0 4 1232">
          <text:p/>
        </draw:connector>
        <draw:connector draw:style-name="gr5" draw:text-style-name="P3" draw:layer="layout" draw:type="line" svg:x1="13.074cm" svg:y1="12.426cm" svg:x2="16.044cm" svg:y2="12.426cm" draw:start-shape="id45" draw:start-glue-point="1" draw:end-shape="id48" draw:end-glue-point="3" svg:d="M13074 12426h2970" svg:viewBox="0 0 2971 1">
          <text:p/>
        </draw:connector>
        <draw:connector draw:style-name="gr5" draw:text-style-name="P3" draw:layer="layout" draw:type="line" svg:x1="26.603cm" svg:y1="12.411cm" svg:x2="29.252cm" svg:y2="12.438cm" draw:start-shape="id49" draw:start-glue-point="1" draw:end-shape="id51" draw:end-glue-point="3" svg:d="M26603 12411l2649 27" svg:viewBox="0 0 2650 28">
          <text:p/>
        </draw:connector>
        <draw:connector draw:style-name="gr5" draw:text-style-name="P3" draw:layer="layout" draw:type="line" svg:x1="33.062cm" svg:y1="12.438cm" svg:x2="36.008cm" svg:y2="12.411cm" draw:start-shape="id51" draw:start-glue-point="1" draw:end-shape="id50" draw:end-glue-point="3" svg:d="M33062 12438l2946-27" svg:viewBox="0 0 2947 28">
          <text:p/>
        </draw:connector>
        <draw:connector draw:style-name="gr5" draw:text-style-name="P3" draw:layer="layout" draw:type="line" svg:x1="31.168cm" svg:y1="15.07cm" svg:x2="31.157cm" svg:y2="13.708cm" draw:start-shape="id52" draw:start-glue-point="0" draw:end-shape="id51" draw:end-glue-point="2" svg:d="M31168 15070l-11-1362" svg:viewBox="0 0 12 1363">
          <text:p/>
        </draw:connector>
        <draw:frame draw:style-name="gr65" draw:text-style-name="P8" draw:layer="layout" svg:width="4.572cm" svg:height="0.938cm" svg:x="2.243cm" svg:y="9.02cm">
          <draw:text-box>
            <text:p text:style-name="P7"><text:span text:style-name="T4">Поле давления</text:span></text:p>
          </draw:text-box>
        </draw:frame>
        <draw:frame draw:style-name="gr66" draw:text-style-name="P10" draw:layer="layout" svg:width="4.572cm" svg:height="1.361cm" svg:x="5.345cm" svg:y="11.033cm">
          <draw:text-box>
            <text:p text:style-name="P9"><text:span text:style-name="T4">Поле</text:span></text:p>
            <text:p text:style-name="P9"><text:span text:style-name="T4"><text:s/></text:span><text:span text:style-name="T4">давления</text:span></text:p>
          </draw:text-box>
        </draw:frame>
        <draw:frame draw:style-name="gr66" draw:text-style-name="P8" draw:layer="layout" svg:width="4.572cm" svg:height="0.806cm" svg:x="19.923cm" svg:y="11.597cm">
          <draw:text-box>
            <text:p text:style-name="P7"><text:span text:style-name="T4">Эл. поле</text:span></text:p>
          </draw:text-box>
        </draw:frame>
        <draw:frame draw:style-name="gr66" draw:text-style-name="P8" draw:layer="layout" svg:width="4.572cm" svg:height="0.806cm" svg:x="18.189cm" svg:y="10.1cm">
          <draw:text-box>
            <text:p text:style-name="P7"><text:span text:style-name="T4">Эл. поле</text:span></text:p>
          </draw:text-box>
        </draw:frame>
        <draw:frame draw:style-name="gr66" draw:text-style-name="P8" draw:layer="layout" svg:width="4.572cm" svg:height="0.806cm" svg:x="18.162cm" svg:y="6.29cm">
          <draw:text-box>
            <text:p text:style-name="P7"><text:span text:style-name="T4">Эл. поле</text:span></text:p>
          </draw:text-box>
        </draw:frame>
        <draw:frame draw:style-name="gr67" draw:text-style-name="P8" draw:layer="layout" svg:width="4.572cm" svg:height="0.806cm" svg:x="26.608cm" svg:y="11.597cm">
          <draw:text-box>
            <text:p text:style-name="P7"><text:span text:style-name="T4">Эл. поле</text:span></text:p>
          </draw:text-box>
        </draw:frame>
        <draw:frame draw:style-name="gr66" draw:text-style-name="P8" draw:layer="layout" svg:width="4.572cm" svg:height="0.806cm" svg:x="31.361cm" svg:y="14.026cm">
          <draw:text-box>
            <text:p text:style-name="P7"><text:span text:style-name="T4">Эл. поле</text:span></text:p>
          </draw:text-box>
        </draw:frame>
        <draw:frame draw:style-name="gr66" draw:text-style-name="P8" draw:layer="layout" svg:width="4.572cm" svg:height="0.806cm" svg:x="33.239cm" svg:y="11.597cm">
          <draw:text-box>
            <text:p text:style-name="P7"><text:span text:style-name="T4">Эл. поле</text:span></text:p>
          </draw:text-box>
        </draw:frame>
        <draw:frame draw:style-name="gr68" draw:text-style-name="P8" draw:layer="layout" svg:width="4.572cm" svg:height="0.833cm" svg:x="41.032cm" svg:y="11.922cm">
          <draw:text-box>
            <text:p text:style-name="P7"><text:span text:style-name="T4">Напряжение</text:span></text:p>
          </draw:text-box>
        </draw:frame>
        <draw:connector draw:style-name="gr5" draw:text-style-name="P3" draw:layer="layout" svg:x1="19.92cm" svg:y1="4.845cm" svg:x2="31.157cm" svg:y2="11.168cm" draw:start-shape="id46" draw:start-glue-point="1" draw:end-shape="id51" draw:end-glue-point="0" svg:d="M19920 4845h11237v6323" svg:viewBox="0 0 11238 6324">
          <text:p/>
        </draw:connector>
        <draw:frame draw:style-name="gr66" draw:text-style-name="P8" draw:layer="layout" svg:width="4.572cm" svg:height="0.806cm" svg:x="31.353cm" svg:y="9.592cm">
          <draw:text-box>
            <text:p text:style-name="P7"><text:span text:style-name="T4">Эл. поле</text:span></text:p>
          </draw:text-box>
        </draw:frame>
        <draw:frame draw:style-name="gr66" draw:text-style-name="P10" draw:layer="layout" svg:width="4.572cm" svg:height="1.361cm" svg:x="12.049cm" svg:y="11.16cm">
          <draw:text-box>
            <text:p text:style-name="P9"><text:span text:style-name="T4">Поле</text:span></text:p>
            <text:p text:style-name="P9"><text:span text:style-name="T4"><text:s/></text:span><text:span text:style-name="T4">давления</text:span></text:p>
          </draw:text-box>
        </draw:frame>
      </draw:page>
      <draw:page draw:name="page6" draw:style-name="dp1" draw:master-page-name="Default">
        <draw:frame draw:style-name="gr69" draw:text-style-name="P5" xml:id="id53" draw:id="id53" draw:layer="layout" svg:width="2.667cm" svg:height="2.54cm" svg:x="3.542cm" svg:y="9.878cm">
          <draw:text-box>
            <text:p text:style-name="P1"><text:span text:style-name="T3">ИЭ1</text:span></text:p>
          </draw:text-box>
        </draw:frame>
        <draw:frame draw:style-name="gr70" draw:text-style-name="P5" xml:id="id54" draw:id="id54" draw:layer="layout" svg:width="3.81cm" svg:height="2.54cm" svg:x="8.206cm" svg:y="9.878cm">
          <draw:text-box>
            <text:p text:style-name="P1"><text:span text:style-name="T3">Балка</text:span></text:p>
          </draw:text-box>
        </draw:frame>
        <draw:frame draw:style-name="gr71" draw:text-style-name="P5" xml:id="id55" draw:id="id55" draw:layer="layout" svg:width="3.81cm" svg:height="2.54cm" svg:x="13.986cm" svg:y="9.878cm">
          <draw:text-box>
            <text:p text:style-name="P1"><text:span text:style-name="T3">Щуп</text:span></text:p>
          </draw:text-box>
        </draw:frame>
        <draw:frame draw:style-name="gr72" draw:text-style-name="P5" xml:id="id56" draw:id="id56" draw:layer="layout" svg:width="3.81cm" svg:height="2.54cm" svg:x="19.766cm" svg:y="9.878cm">
          <draw:text-box>
            <text:p text:style-name="P1"><text:span text:style-name="T3">Подложка</text:span></text:p>
          </draw:text-box>
        </draw:frame>
        <draw:frame draw:style-name="gr73" draw:text-style-name="P5" xml:id="id57" draw:id="id57" draw:layer="layout" svg:width="3.81cm" svg:height="2.54cm" svg:x="25.346cm" svg:y="9.878cm">
          <draw:text-box>
            <text:p text:style-name="P1"><text:span text:style-name="T3">Пластина</text:span></text:p>
          </draw:text-box>
        </draw:frame>
        <draw:frame draw:style-name="gr74" draw:text-style-name="P5" xml:id="id59" draw:id="id59" draw:layer="layout" svg:width="3.81cm" svg:height="2.54cm" svg:x="25.358cm" svg:y="6.005cm">
          <draw:text-box>
            <text:p text:style-name="P1"><text:span text:style-name="T3">Потенциальный электрод</text:span></text:p>
          </draw:text-box>
        </draw:frame>
        <draw:frame draw:style-name="gr75" draw:text-style-name="P5" xml:id="id61" draw:id="id61" draw:layer="layout" svg:width="3.81cm" svg:height="2.54cm" svg:x="37.41cm" svg:y="9.863cm">
          <draw:text-box>
            <text:p text:style-name="P1"><text:span text:style-name="T3">Усилитель</text:span></text:p>
          </draw:text-box>
        </draw:frame>
        <draw:connector draw:style-name="gr5" draw:text-style-name="P3" draw:layer="layout" svg:x1="6.209cm" svg:y1="11.148cm" svg:x2="8.206cm" svg:y2="11.148cm" draw:start-shape="id53" draw:start-glue-point="1" draw:end-shape="id54" draw:end-glue-point="3" svg:d="M6209 11148h1997" svg:viewBox="0 0 1998 1">
          <text:p/>
        </draw:connector>
        <draw:connector draw:style-name="gr5" draw:text-style-name="P3" draw:layer="layout" svg:x1="12.016cm" svg:y1="11.148cm" svg:x2="13.986cm" svg:y2="11.148cm" draw:start-shape="id54" draw:start-glue-point="1" draw:end-shape="id55" draw:end-glue-point="3" svg:d="M12016 11148h1970" svg:viewBox="0 0 1971 1">
          <text:p/>
        </draw:connector>
        <draw:connector draw:style-name="gr5" draw:text-style-name="P3" draw:layer="layout" svg:x1="17.796cm" svg:y1="11.148cm" svg:x2="19.766cm" svg:y2="11.148cm" draw:start-shape="id55" draw:start-glue-point="1" draw:end-shape="id56" draw:end-glue-point="3" svg:d="M17796 11148h1970" svg:viewBox="0 0 1971 1">
          <text:p/>
        </draw:connector>
        <draw:connector draw:style-name="gr5" draw:text-style-name="P3" draw:layer="layout" svg:x1="23.576cm" svg:y1="11.148cm" svg:x2="25.346cm" svg:y2="11.148cm" draw:start-shape="id56" draw:start-glue-point="1" draw:end-shape="id57" draw:end-glue-point="3" svg:d="M23576 11148h1770" svg:viewBox="0 0 1771 1">
          <text:p/>
        </draw:connector>
        <draw:frame draw:style-name="gr76" draw:text-style-name="P5" xml:id="id58" draw:id="id58" draw:layer="layout" svg:width="3.937cm" svg:height="2.54cm" svg:x="25.285cm" svg:y="2.197cm">
          <draw:text-box>
            <text:p text:style-name="P1"><text:span text:style-name="T3">ИЭ2</text:span></text:p>
          </draw:text-box>
        </draw:frame>
        <draw:frame draw:style-name="gr77" draw:text-style-name="P5" xml:id="id62" draw:id="id62" draw:layer="layout" svg:width="3.756cm" svg:height="2.643cm" svg:x="31.281cm" svg:y="14.478cm">
          <draw:text-box>
            <text:p text:style-name="P1"><text:span text:style-name="T3">Подстроечный конденсатор</text:span></text:p>
          </draw:text-box>
        </draw:frame>
        <draw:frame draw:style-name="gr78" draw:text-style-name="P5" xml:id="id60" draw:id="id60" draw:layer="layout" svg:width="3.81cm" svg:height="2.54cm" svg:x="31.295cm" svg:y="9.863cm">
          <draw:text-box>
            <text:p text:style-name="P1"><text:span text:style-name="T3">Измерительный электрод</text:span></text:p>
          </draw:text-box>
        </draw:frame>
        <draw:connector draw:style-name="gr5" draw:text-style-name="P3" draw:layer="layout" svg:x1="27.253cm" svg:y1="4.737cm" svg:x2="27.263cm" svg:y2="6.005cm" draw:start-shape="id58" draw:start-glue-point="2" draw:end-shape="id59" draw:end-glue-point="0" svg:d="M27253 4737v634h10v634" svg:viewBox="0 0 11 1269">
          <text:p/>
        </draw:connector>
        <draw:connector draw:style-name="gr5" draw:text-style-name="P3" draw:layer="layout" svg:x1="27.263cm" svg:y1="8.545cm" svg:x2="27.251cm" svg:y2="9.878cm" draw:start-shape="id59" draw:start-glue-point="2" draw:end-shape="id57" draw:end-glue-point="0" svg:d="M27263 8545v667h-12v666" svg:viewBox="0 0 13 1334">
          <text:p/>
        </draw:connector>
        <draw:connector draw:style-name="gr5" draw:text-style-name="P3" draw:layer="layout" draw:type="line" svg:x1="29.156cm" svg:y1="11.148cm" svg:x2="31.295cm" svg:y2="11.133cm" draw:start-shape="id57" draw:start-glue-point="1" draw:end-shape="id60" draw:end-glue-point="3" svg:d="M29156 11148l2139-15" svg:viewBox="0 0 2140 16">
          <text:p/>
        </draw:connector>
        <draw:connector draw:style-name="gr5" draw:text-style-name="P3" draw:layer="layout" draw:type="line" svg:x1="35.105cm" svg:y1="11.133cm" svg:x2="37.41cm" svg:y2="11.133cm" draw:start-shape="id60" draw:end-shape="id61" draw:end-glue-point="3" svg:d="M35105 11133h2305" svg:viewBox="0 0 2306 1">
          <text:p/>
        </draw:connector>
        <draw:connector draw:style-name="gr5" draw:text-style-name="P3" draw:layer="layout" draw:type="line" svg:x1="33.159cm" svg:y1="14.478cm" svg:x2="33.2cm" svg:y2="12.403cm" draw:start-shape="id62" draw:start-glue-point="0" draw:end-shape="id60" draw:end-glue-point="2" svg:d="M33159 14478l41-2075" svg:viewBox="0 0 42 2076">
          <text:p/>
        </draw:connector>
        <draw:connector draw:style-name="gr5" draw:text-style-name="P3" draw:layer="layout" svg:x1="35.037cm" svg:y1="15.799cm" svg:x2="39.315cm" svg:y2="12.403cm" draw:start-shape="id62" draw:start-glue-point="1" draw:end-shape="id61" draw:end-glue-point="2" svg:d="M35037 15799h4278v-3396" svg:viewBox="0 0 4279 3397">
          <text:p/>
        </draw:connector>
        <draw:frame draw:style-name="gr79" draw:text-style-name="P5" xml:id="id63" draw:id="id63" draw:layer="layout" svg:width="3.81cm" svg:height="2.54cm" svg:x="42.911cm" svg:y="9.89cm">
          <draw:text-box>
            <text:p text:style-name="P1"><text:span text:style-name="T3">Индикатор</text:span></text:p>
          </draw:text-box>
        </draw:frame>
        <draw:connector draw:style-name="gr5" draw:text-style-name="P3" draw:layer="layout" draw:type="line" svg:x1="41.22cm" svg:y1="11.133cm" svg:x2="42.911cm" svg:y2="11.16cm" draw:start-shape="id61" draw:start-glue-point="1" draw:end-shape="id63" draw:end-glue-point="3" svg:d="M41220 11133l1691 27" svg:viewBox="0 0 1692 28">
          <text:p/>
        </draw:connector>
      </draw:page>
      <draw:page draw:name="page7" draw:style-name="dp1" draw:master-page-name="Default">
        <draw:frame draw:style-name="gr80" draw:text-style-name="P5" xml:id="id64" draw:id="id64" draw:layer="layout" svg:width="3.81cm" svg:height="2.54cm" svg:x="5.74cm" svg:y="11.08cm">
          <draw:text-box>
            <text:p text:style-name="P1"><text:span text:style-name="T3">Щ</text:span><text:span text:style-name="T3">у</text:span><text:span text:style-name="T3">п</text:span></text:p>
          </draw:text-box>
        </draw:frame>
        <draw:frame draw:style-name="gr81" draw:text-style-name="P5" xml:id="id65" draw:id="id65" draw:layer="layout" svg:width="3.81cm" svg:height="2.54cm" svg:x="12.72cm" svg:y="11.08cm">
          <draw:text-box>
            <text:p text:style-name="P1"><text:span text:style-name="T3">П</text:span><text:span text:style-name="T3">о</text:span><text:span text:style-name="T3">д</text:span><text:span text:style-name="T3">л</text:span><text:span text:style-name="T3">о</text:span><text:span text:style-name="T3">ж</text:span><text:span text:style-name="T3">к</text:span><text:span text:style-name="T3">а</text:span></text:p>
          </draw:text-box>
        </draw:frame>
        <draw:frame draw:style-name="gr82" draw:text-style-name="P5" xml:id="id68" draw:id="id68" draw:layer="layout" svg:width="3.81cm" svg:height="2.54cm" svg:x="19.5cm" svg:y="11.08cm">
          <draw:text-box>
            <text:p text:style-name="P1"><text:span text:style-name="T3">Пластина</text:span></text:p>
          </draw:text-box>
        </draw:frame>
        <draw:frame draw:style-name="gr83" draw:text-style-name="P5" xml:id="id67" draw:id="id67" draw:layer="layout" svg:width="3.81cm" svg:height="2.54cm" svg:x="19.512cm" svg:y="7.307cm">
          <draw:text-box>
            <text:p text:style-name="P1"><text:span text:style-name="T3">Потенц-й </text:span><text:span text:style-name="T3">электрод</text:span></text:p>
          </draw:text-box>
        </draw:frame>
        <draw:frame draw:style-name="gr84" draw:text-style-name="P5" xml:id="id70" draw:id="id70" draw:layer="layout" svg:width="3.81cm" svg:height="2.54cm" svg:x="39.464cm" svg:y="11.065cm">
          <draw:text-box>
            <text:p text:style-name="P1"><text:span text:style-name="T3">Усилитель</text:span></text:p>
          </draw:text-box>
        </draw:frame>
        <draw:connector draw:style-name="gr5" draw:text-style-name="P3" draw:layer="layout" svg:x1="9.55cm" svg:y1="12.35cm" svg:x2="12.72cm" svg:y2="12.35cm" draw:start-shape="id64" draw:start-glue-point="1" draw:end-shape="id65" draw:end-glue-point="3" svg:d="M9550 12350h3170" svg:viewBox="0 0 3171 1">
          <text:p/>
        </draw:connector>
        <draw:frame draw:style-name="gr85" draw:text-style-name="P5" xml:id="id66" draw:id="id66" draw:layer="layout" svg:width="3.937cm" svg:height="2.54cm" svg:x="19.439cm" svg:y="3.499cm">
          <draw:text-box>
            <text:p text:style-name="P1"><text:span text:style-name="T3">ИЭ2</text:span></text:p>
          </draw:text-box>
        </draw:frame>
        <draw:frame draw:style-name="gr86" draw:text-style-name="P5" xml:id="id73" draw:id="id73" draw:layer="layout" svg:width="3.756cm" svg:height="2.643cm" svg:x="32.746cm" svg:y="14.994cm">
          <draw:text-box>
            <text:p text:style-name="P1"><text:span text:style-name="T3">Подстр. конд-</text:span><text:span text:style-name="T3">р</text:span></text:p>
          </draw:text-box>
        </draw:frame>
        <draw:frame draw:style-name="gr87" draw:text-style-name="P5" xml:id="id69" draw:id="id69" draw:layer="layout" svg:width="3.81cm" svg:height="2.54cm" svg:x="26.249cm" svg:y="11.065cm">
          <draw:text-box>
            <text:p text:style-name="P1"><text:span text:style-name="T3">Измерит. </text:span><text:span text:style-name="T3">электрод</text:span></text:p>
          </draw:text-box>
        </draw:frame>
        <draw:connector draw:style-name="gr5" draw:text-style-name="P3" draw:layer="layout" svg:x1="21.407cm" svg:y1="6.039cm" svg:x2="21.417cm" svg:y2="7.307cm" draw:start-shape="id66" draw:start-glue-point="2" draw:end-shape="id67" draw:end-glue-point="0" svg:d="M21407 6039v634h10v634" svg:viewBox="0 0 11 1269">
          <text:p/>
        </draw:connector>
        <draw:connector draw:style-name="gr5" draw:text-style-name="P3" draw:layer="layout" svg:x1="21.417cm" svg:y1="9.847cm" svg:x2="21.405cm" svg:y2="11.08cm" draw:start-shape="id67" draw:start-glue-point="2" draw:end-shape="id68" draw:end-glue-point="0" svg:d="M21417 9847v617h-12v616" svg:viewBox="0 0 13 1234">
          <text:p/>
        </draw:connector>
        <draw:connector draw:style-name="gr5" draw:text-style-name="P3" draw:layer="layout" draw:type="line" svg:x1="23.31cm" svg:y1="12.35cm" svg:x2="26.249cm" svg:y2="12.335cm" draw:start-shape="id68" draw:start-glue-point="1" draw:end-shape="id69" draw:end-glue-point="3" svg:d="M23310 12350l2939-15" svg:viewBox="0 0 2940 16">
          <text:p/>
        </draw:connector>
        <draw:connector draw:style-name="gr5" draw:text-style-name="P3" xml:id="id76" draw:id="id76" draw:layer="layout" draw:type="line" svg:x1="43.274cm" svg:y1="12.335cm" svg:x2="44.488cm" svg:y2="12.262cm" draw:start-shape="id70" draw:start-glue-point="1" draw:end-shape="id71" svg:d="M43274 12335l1214-73" svg:viewBox="0 0 1215 74">
          <text:p/>
        </draw:connector>
        <draw:frame draw:style-name="gr88" draw:text-style-name="P5" xml:id="id72" draw:id="id72" draw:layer="layout" svg:width="3.81cm" svg:height="2.54cm" svg:x="32.708cm" svg:y="11.092cm">
          <draw:text-box>
            <text:p text:style-name="P1"><text:span text:style-name="T3">Мостов</text:span><text:span text:style-name="T3">ая</text:span></text:p>
            <text:p text:style-name="P1"><text:span text:style-name="T3">схема</text:span></text:p>
          </draw:text-box>
        </draw:frame>
        <draw:connector draw:style-name="gr5" draw:text-style-name="P3" draw:layer="layout" draw:type="line" svg:x1="16.53cm" svg:y1="12.35cm" svg:x2="19.5cm" svg:y2="12.35cm" draw:start-shape="id65" draw:start-glue-point="1" draw:end-shape="id68" draw:end-glue-point="3" svg:d="M16530 12350h2970" svg:viewBox="0 0 2971 1">
          <text:p/>
        </draw:connector>
        <draw:connector draw:style-name="gr5" draw:text-style-name="P3" draw:layer="layout" draw:type="line" svg:x1="30.059cm" svg:y1="12.335cm" svg:x2="32.708cm" svg:y2="12.362cm" draw:start-shape="id69" draw:start-glue-point="1" draw:end-shape="id72" draw:end-glue-point="3" svg:d="M30059 12335l2649 27" svg:viewBox="0 0 2650 28">
          <text:p/>
        </draw:connector>
        <draw:connector draw:style-name="gr5" draw:text-style-name="P3" draw:layer="layout" draw:type="line" svg:x1="36.518cm" svg:y1="12.362cm" svg:x2="39.464cm" svg:y2="12.335cm" draw:start-shape="id72" draw:start-glue-point="1" draw:end-shape="id70" draw:end-glue-point="3" svg:d="M36518 12362l2946-27" svg:viewBox="0 0 2947 28">
          <text:p/>
        </draw:connector>
        <draw:connector draw:style-name="gr5" draw:text-style-name="P3" draw:layer="layout" draw:type="line" svg:x1="34.624cm" svg:y1="14.994cm" svg:x2="34.613cm" svg:y2="13.632cm" draw:start-shape="id73" draw:start-glue-point="0" draw:end-shape="id72" draw:end-glue-point="2" svg:d="M34624 14994l-11-1362" svg:viewBox="0 0 12 1363">
          <text:p/>
        </draw:connector>
        <draw:frame draw:style-name="gr65" draw:text-style-name="P10" draw:layer="layout" svg:width="4.572cm" svg:height="1.361cm" svg:x="6.969cm" svg:y="9.636cm">
          <draw:text-box>
            <text:p text:style-name="P9"><text:span text:style-name="T4">Поле </text:span></text:p>
            <text:p text:style-name="P9"><text:span text:style-name="T4">давления</text:span></text:p>
          </draw:text-box>
        </draw:frame>
        <draw:frame draw:style-name="gr66" draw:text-style-name="P10" draw:layer="layout" svg:width="4.572cm" svg:height="1.361cm" svg:x="8.801cm" svg:y="10.957cm">
          <draw:text-box>
            <text:p text:style-name="P9"><text:span text:style-name="T4">П</text:span><text:span text:style-name="T4">о</text:span><text:span text:style-name="T4">л</text:span><text:span text:style-name="T4">е</text:span></text:p>
            <text:p text:style-name="P9"><text:span text:style-name="T4"><text:s/></text:span><text:span text:style-name="T4">д</text:span><text:span text:style-name="T4">а</text:span><text:span text:style-name="T4">в</text:span><text:span text:style-name="T4">л</text:span><text:span text:style-name="T4">е</text:span><text:span text:style-name="T4">н</text:span><text:span text:style-name="T4">и</text:span><text:span text:style-name="T4">я</text:span></text:p>
          </draw:text-box>
        </draw:frame>
        <draw:frame draw:style-name="gr66" draw:text-style-name="P8" draw:layer="layout" svg:width="4.572cm" svg:height="0.806cm" svg:x="23.379cm" svg:y="11.521cm">
          <draw:text-box>
            <text:p text:style-name="P7"><text:span text:style-name="T4">Э</text:span><text:span text:style-name="T4">л. </text:span><text:span text:style-name="T4">п</text:span><text:span text:style-name="T4">о</text:span><text:span text:style-name="T4">л</text:span><text:span text:style-name="T4">е</text:span></text:p>
          </draw:text-box>
        </draw:frame>
        <draw:frame draw:style-name="gr66" draw:text-style-name="P8" draw:layer="layout" svg:width="4.572cm" svg:height="0.806cm" svg:x="21.645cm" svg:y="10.024cm">
          <draw:text-box>
            <text:p text:style-name="P7"><text:span text:style-name="T4">Эл. поле</text:span></text:p>
          </draw:text-box>
        </draw:frame>
        <draw:frame draw:style-name="gr66" draw:text-style-name="P8" draw:layer="layout" svg:width="4.572cm" svg:height="0.806cm" svg:x="21.618cm" svg:y="6.214cm">
          <draw:text-box>
            <text:p text:style-name="P7"><text:span text:style-name="T4">Эл. поле</text:span></text:p>
          </draw:text-box>
        </draw:frame>
        <draw:frame draw:style-name="gr67" draw:text-style-name="P8" draw:layer="layout" svg:width="4.572cm" svg:height="0.806cm" svg:x="30.064cm" svg:y="11.521cm">
          <draw:text-box>
            <text:p text:style-name="P7"><text:span text:style-name="T4">Эл. поле</text:span></text:p>
          </draw:text-box>
        </draw:frame>
        <draw:frame draw:style-name="gr66" draw:text-style-name="P8" draw:layer="layout" svg:width="4.572cm" svg:height="0.806cm" svg:x="34.817cm" svg:y="13.95cm">
          <draw:text-box>
            <text:p text:style-name="P7"><text:span text:style-name="T4">Эл. поле</text:span></text:p>
          </draw:text-box>
        </draw:frame>
        <draw:frame draw:style-name="gr66" draw:text-style-name="P8" draw:layer="layout" svg:width="4.572cm" svg:height="0.806cm" svg:x="36.695cm" svg:y="11.521cm">
          <draw:text-box>
            <text:p text:style-name="P7"><text:span text:style-name="T4">Эл. поле</text:span></text:p>
          </draw:text-box>
        </draw:frame>
        <draw:frame draw:style-name="gr68" draw:text-style-name="P8" xml:id="id71" draw:id="id71" draw:layer="layout" svg:width="4.572cm" svg:height="0.833cm" svg:x="44.488cm" svg:y="11.846cm">
          <draw:text-box>
            <text:p text:style-name="P7"><text:span text:style-name="T4">Напряжение</text:span></text:p>
          </draw:text-box>
        </draw:frame>
        <draw:connector draw:style-name="gr5" draw:text-style-name="P3" draw:layer="layout" svg:x1="23.376cm" svg:y1="4.769cm" svg:x2="34.613cm" svg:y2="11.092cm" draw:start-shape="id66" draw:start-glue-point="1" draw:end-shape="id72" draw:end-glue-point="0" svg:d="M23376 4769h11237v6323" svg:viewBox="0 0 11238 6324">
          <text:p/>
        </draw:connector>
        <draw:frame draw:style-name="gr66" draw:text-style-name="P8" draw:layer="layout" svg:width="4.572cm" svg:height="0.806cm" svg:x="34.809cm" svg:y="9.516cm">
          <draw:text-box>
            <text:p text:style-name="P7"><text:span text:style-name="T4">Эл. поле</text:span></text:p>
          </draw:text-box>
        </draw:frame>
        <draw:frame draw:style-name="gr66" draw:text-style-name="P10" draw:layer="layout" svg:width="4.572cm" svg:height="1.361cm" svg:x="15.505cm" svg:y="11.084cm">
          <draw:text-box>
            <text:p text:style-name="P9"><text:span text:style-name="T4">Поле</text:span></text:p>
            <text:p text:style-name="P9"><text:span text:style-name="T4"><text:s/></text:span><text:span text:style-name="T4">давления</text:span></text:p>
          </draw:text-box>
        </draw:frame>
        <draw:frame draw:style-name="gr89" draw:text-style-name="P5" xml:id="id74" draw:id="id74" draw:layer="layout" svg:width="3.81cm" svg:height="2.54cm" svg:x="5.672cm" svg:y="15.116cm">
          <draw:text-box>
            <text:p text:style-name="P1"><text:span text:style-name="T3">Пьез. дв.</text:span></text:p>
          </draw:text-box>
        </draw:frame>
        <draw:frame draw:style-name="gr90" draw:text-style-name="P5" xml:id="id75" draw:id="id75" draw:layer="layout" svg:width="3.81cm" svg:height="2.54cm" svg:x="5.672cm" svg:y="19.199cm">
          <draw:text-box>
            <text:p text:style-name="P1"><text:span text:style-name="T3">Регулятор</text:span></text:p>
          </draw:text-box>
        </draw:frame>
        <draw:connector draw:style-name="gr5" draw:text-style-name="P3" draw:layer="layout" svg:x1="7.577cm" svg:y1="15.116cm" svg:x2="7.645cm" svg:y2="13.62cm" draw:start-shape="id74" draw:start-glue-point="0" draw:end-shape="id64" draw:end-glue-point="2" svg:d="M7577 15116v-748h68v-748" svg:viewBox="0 0 69 1497">
          <text:p/>
        </draw:connector>
        <draw:connector draw:style-name="gr5" draw:text-style-name="P3" draw:layer="layout" svg:x1="7.577cm" svg:y1="19.199cm" svg:x2="7.577cm" svg:y2="17.656cm" draw:start-shape="id75" draw:start-glue-point="0" draw:end-shape="id74" draw:end-glue-point="2" svg:d="M7577 19199v-1543" svg:viewBox="0 0 1 1544">
          <text:p/>
        </draw:connector>
        <draw:connector draw:style-name="gr5" draw:text-style-name="P3" draw:layer="layout" svg:x1="1.881cm" svg:y1="20.508cm" svg:x2="5.672cm" svg:y2="20.469cm" draw:end-shape="id75" draw:end-glue-point="3" svg:d="M1881 20508h1645v-39h2146" svg:viewBox="0 0 3792 40">
          <text:p/>
        </draw:connector>
        <draw:connector draw:style-name="gr5" draw:text-style-name="P3" draw:layer="layout" svg:x1="43.881cm" svg:y1="12.298cm" svg:x2="7.577cm" svg:y2="21.739cm" draw:start-shape="id76" draw:start-glue-point="0" draw:end-shape="id75" draw:end-glue-point="2" svg:d="M43881 12298v9942h-36304v-501" svg:viewBox="0 0 36305 9943">
          <text:p/>
        </draw:connector>
        <draw:frame draw:style-name="gr65" draw:text-style-name="P10" draw:layer="layout" svg:width="4.572cm" svg:height="1.361cm" svg:x="6.923cm" svg:y="13.673cm">
          <draw:text-box>
            <text:p text:style-name="P9"><text:span text:style-name="T4">Поле </text:span></text:p>
            <text:p text:style-name="P9"><text:span text:style-name="T4">давления</text:span></text:p>
          </draw:text-box>
        </draw:frame>
        <draw:frame draw:style-name="gr66" draw:text-style-name="P8" draw:layer="layout" svg:width="4.572cm" svg:height="0.806cm" svg:x="7.731cm" svg:y="18.228cm">
          <draw:text-box>
            <text:p text:style-name="P7"><text:span text:style-name="T4">Эл. поле</text:span></text:p>
          </draw:text-box>
        </draw:frame>
        <draw:frame draw:style-name="gr68" draw:text-style-name="P8" draw:layer="layout" svg:width="4.572cm" svg:height="0.833cm" svg:x="1.635cm" svg:y="19.415cm">
          <draw:text-box>
            <text:p text:style-name="P7"><text:span text:style-name="T4">Напряжение</text:span></text:p>
          </draw:text-box>
        </draw:frame>
        <draw:frame draw:style-name="gr66" draw:text-style-name="P8" draw:layer="layout" svg:width="4.572cm" svg:height="0.806cm" svg:x="7.223cm" svg:y="22.336cm">
          <draw:text-box>
            <text:p text:style-name="P7"><text:span text:style-name="T4">Э</text:span><text:span text:style-name="T4">л. </text:span><text:span text:style-name="T4">п</text:span><text:span text:style-name="T4">о</text:span><text:span text:style-name="T4">л</text:span><text:span text:style-name="T4">е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4.9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20:38:29.642362430</meta:creation-date>
    <dc:date>2017-06-02T12:57:50.168074522</dc:date>
    <meta:editing-duration>PT1H23M43S</meta:editing-duration>
    <meta:editing-cycles>14</meta:editing-cycles>
    <meta:generator>LibreOffice/5.1.6.2$Linux_X86_64 LibreOffice_project/10m0$Build-2</meta:generator>
    <meta:document-statistic meta:object-count="194"/>
  </office:meta>
</office:document-meta>
</file>